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P Les boucles</text:p>
      <text:p text:style-name="Normal">Rémi Joulin</text:p>
      <text:p text:style-name="P2">Images du programme :</text:p>
      <text:p text:style-name="Normal"><draw:frame draw:style-name="a0" draw:name="Image 1" text:anchor-type="as-char" svg:x="0in" svg:y="0in" svg:width="3.38434in" svg:height="4.59771in" style:rel-width="scale" style:rel-height="scale"><draw:image xlink:href="media/image1.png" xlink:type="simple" xlink:show="embed" xlink:actuate="onLoad"/><svg:title/><svg:desc/></draw:frame><draw:frame draw:style-name="a1" draw:name="Image 2" text:anchor-type="as-char" svg:x="0in" svg:y="0in" svg:width="3.80721in" svg:height="3.0499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�mi JOULIN</meta:initial-creator>
    <dc:creator>R�mi JOULIN</dc:creator>
    <meta:creation-date>2017-11-19T14:11:00Z</meta:creation-date>
    <dc:date>2017-11-19T14:15:00Z</dc:date>
    <meta:print-date>2017-11-19T14:13:00Z</meta:print-date>
    <meta:template xlink:href="Normal.dotm" xlink:type="simple"/>
    <meta:editing-cycles>2</meta:editing-cycles>
    <meta:editing-duration>PT240S</meta:editing-duration>
    <meta:document-statistic meta:page-count="1" meta:paragraph-count="1" meta:word-count="8" meta:character-count="51" meta:row-count="1" meta:non-whitespace-character-count="44"/>
  </office:meta>
</office:document-meta>
</file>